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8aea2" officeooo:paragraph-rsid="000f8fc1"/>
    </style:style>
    <style:style style:name="P2" style:family="paragraph" style:parent-style-name="Standard">
      <style:text-properties style:font-name="Times New Roman" officeooo:rsid="0012c525" officeooo:paragraph-rsid="0012c525"/>
    </style:style>
    <style:style style:name="P3" style:family="paragraph" style:parent-style-name="Standard">
      <style:text-properties style:font-name="Times New Roman" officeooo:rsid="00145d44" officeooo:paragraph-rsid="00145d44"/>
    </style:style>
    <style:style style:name="P4" style:family="paragraph" style:parent-style-name="Standard">
      <style:text-properties style:font-name="Times New Roman" officeooo:rsid="0014cdd5" officeooo:paragraph-rsid="0014cdd5"/>
    </style:style>
    <style:style style:name="P5" style:family="paragraph" style:parent-style-name="Standard">
      <style:text-properties style:font-name="Times New Roman" officeooo:rsid="0014f560" officeooo:paragraph-rsid="0014f560"/>
    </style:style>
    <style:style style:name="P6" style:family="paragraph" style:parent-style-name="Standard">
      <style:text-properties style:font-name="Times New Roman" officeooo:rsid="0014f560" officeooo:paragraph-rsid="001b526a"/>
    </style:style>
    <style:style style:name="P7" style:family="paragraph" style:parent-style-name="Standard">
      <style:text-properties style:font-name="Times New Roman" officeooo:rsid="0018723f" officeooo:paragraph-rsid="0018723f"/>
    </style:style>
    <style:style style:name="P8" style:family="paragraph" style:parent-style-name="Standard">
      <style:text-properties style:font-name="Times New Roman" officeooo:rsid="001b526a" officeooo:paragraph-rsid="001b526a"/>
    </style:style>
    <style:style style:name="P9" style:family="paragraph" style:parent-style-name="Standard">
      <style:text-properties style:font-name="Times New Roman" officeooo:rsid="001ee384" officeooo:paragraph-rsid="001ee384"/>
    </style:style>
    <style:style style:name="P10" style:family="paragraph" style:parent-style-name="Standard">
      <style:text-properties style:font-name="Times New Roman" officeooo:rsid="0011e97c" officeooo:paragraph-rsid="0011e97c"/>
    </style:style>
    <style:style style:name="P11" style:family="paragraph" style:parent-style-name="Standard">
      <style:text-properties style:font-name="Times New Roman" officeooo:rsid="0011e97c" officeooo:paragraph-rsid="0018723f"/>
    </style:style>
    <style:style style:name="P12" style:family="paragraph" style:parent-style-name="Standard">
      <style:text-properties style:font-name="Times New Roman" officeooo:rsid="0009ba1d" officeooo:paragraph-rsid="0020e1af"/>
    </style:style>
    <style:style style:name="P13" style:family="paragraph" style:parent-style-name="Standard">
      <style:text-properties style:font-name="Times New Roman" officeooo:rsid="000bec3c" officeooo:paragraph-rsid="0020e1af"/>
    </style:style>
    <style:style style:name="P14" style:family="paragraph" style:parent-style-name="Standard">
      <style:text-properties style:font-name="Times New Roman" officeooo:rsid="000c7fe4" officeooo:paragraph-rsid="0020e1af"/>
    </style:style>
    <style:style style:name="P15" style:family="paragraph" style:parent-style-name="Standard">
      <style:text-properties style:font-name="Times New Roman" officeooo:rsid="000d91b9" officeooo:paragraph-rsid="0020e1af"/>
    </style:style>
    <style:style style:name="P16" style:family="paragraph" style:parent-style-name="Standard">
      <style:text-properties style:font-name="Times New Roman" officeooo:rsid="000f09fe" officeooo:paragraph-rsid="0020e1af"/>
    </style:style>
    <style:style style:name="P17" style:family="paragraph" style:parent-style-name="Standard">
      <style:text-properties style:font-name="Times New Roman" officeooo:rsid="000fc040" officeooo:paragraph-rsid="0020e1af"/>
    </style:style>
    <style:style style:name="P18" style:family="paragraph" style:parent-style-name="Standard">
      <style:text-properties style:font-name="Times New Roman" officeooo:rsid="00275e70" officeooo:paragraph-rsid="00275e70"/>
    </style:style>
    <style:style style:name="T1" style:family="text">
      <style:text-properties officeooo:rsid="0009ba1d"/>
    </style:style>
    <style:style style:name="T2" style:family="text">
      <style:text-properties officeooo:rsid="000f8fc1"/>
    </style:style>
    <style:style style:name="T3" style:family="text">
      <style:text-properties officeooo:rsid="0014f560"/>
    </style:style>
    <style:style style:name="T4" style:family="text">
      <style:text-properties officeooo:rsid="0015cfdb"/>
    </style:style>
    <style:style style:name="T5" style:family="text">
      <style:text-properties officeooo:rsid="001b526a"/>
    </style:style>
    <style:style style:name="T6" style:family="text">
      <style:text-properties officeooo:rsid="000b908b"/>
    </style:style>
    <style:style style:name="T7" style:family="text">
      <style:text-properties officeooo:rsid="0020e1af"/>
    </style:style>
    <style:style style:name="T8" style:family="text">
      <style:text-properties officeooo:rsid="000bec3c"/>
    </style:style>
    <style:style style:name="T9" style:family="text">
      <style:text-properties officeooo:rsid="000c7fe4"/>
    </style:style>
    <style:style style:name="T10" style:family="text">
      <style:text-properties officeooo:rsid="000d91b9"/>
    </style:style>
    <style:style style:name="T11" style:family="text">
      <style:text-properties officeooo:rsid="000fc040"/>
    </style:style>
    <style:style style:name="T12" style:family="text">
      <style:text-properties officeooo:rsid="000f09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hor:<text:tab/>Matthew McDermott</text:p>
      <text:p text:style-name="P1">Date:<text:tab/><text:tab/><text:span text:style-name="T2">October</text:span> <text:span text:style-name="T2">5</text:span>,2016</text:p>
      <text:p text:style-name="P1">Assignment:<text:tab/><text:span text:style-name="T1">#5 - Course Management System – Next Design Phase (v3)</text:span></text:p>
      <text:p text:style-name="P1"/>
      <text:p text:style-name="P18">Implicit Requirements:</text:p>
      <text:p text:style-name="P18">1. There is a one-to-many relationship between students and courses.</text:p>
      <text:p text:style-name="P18">2. Students will select courses from their program sequence.</text:p>
      <text:p text:style-name="P18">3. Academic counselors will create program sequences for each student.</text:p>
      <text:p text:style-name="P18">4. Each course will have a list of semesters that it is normally available.</text:p>
      <text:p text:style-name="P18">5. Each instructor will have a status for current, past, or future.</text:p>
      <text:p text:style-name="P18">6. Each course can have multiple current instructors.</text:p>
      <text:p text:style-name="P18">7. Each course should have a queue of instructors to hold the past to the most present.</text:p>
      <text:p text:style-name="P18">8. Every record will have a one-to-one relationship with a student.</text:p>
      <text:p text:style-name="P18">9. Every record will have a one-to-one relationship with a course.</text:p>
      <text:p text:style-name="P18">10. Every record will have a one-to-one relationship with an instructor.</text:p>
      <text:p text:style-name="P18">11. Every record will have to be kept in order by semester to avoid confusion and allow for new</text:p>
      <text:p text:style-name="P18"><text:tab/>records</text:p>
      <text:p text:style-name="P18">12. There is a many-to-one relationship between students and each academic counselor.</text:p>
      <text:p text:style-name="P18">13. Each course can be taught by more than one instructor.</text:p>
      <text:p text:style-name="P18">14. There must be a way to keep track of instructor allocations for each semester.</text:p>
      <text:p text:style-name="P18">15. Information will need to be kept about course requests granted to students.</text:p>
      <text:p text:style-name="P18">16. Information will need to be kept about course requests refused to students.</text:p>
      <text:p text:style-name="P18">17. There will need to be some sort of interface (GUI) for the clients to manipulate data.</text:p>
      <text:p text:style-name="P18">18. Each student should have a GPA field.</text:p>
      <text:p text:style-name="P18">19. Each student should have a method for calculating their GPA.</text:p>
      <text:p text:style-name="P18">20. Each course should have a method that calculates seating capacity based on the triples provided.</text:p>
      <text:p text:style-name="P18">21. Each student will have to have a way to verify they qualify to take a specific course.</text:p>
      <text:p text:style-name="P18">22. If the number of seats available in a course is changed, we must be able to add or remove students</text:p>
      <text:p text:style-name="P18"><text:tab/>who previously requested the course.</text:p>
      <text:p text:style-name="P18">23. There should be an administrator class.</text:p>
      <text:p text:style-name="P18">24. The administrator class should perform CRUD operations.</text:p>
      <text:p text:style-name="P18"/>
      <text:p text:style-name="P18"/>
      <text:p text:style-name="P18">Explicit Requirements:</text:p>
      <text:p text:style-name="P18">1. The system will need to maintain no more than 5,000 students.</text:p>
      <text:p text:style-name="P18">2. The system will need to maintain current records for each student.</text:p>
      <text:p text:style-name="P18">3. The system will need to maintain past records for each student.</text:p>
      <text:p text:style-name="P18">4. Each student will have a unique UUID (University Unique Identifier).</text:p>
      <text:p text:style-name="P18">5. Each student will have a name.</text:p>
      <text:p text:style-name="P18">6. Each student will have an address.</text:p>
      <text:p text:style-name="P18">7. Each student will have a phone number.</text:p>
      <text:p text:style-name="P18">8. Each student will have a status for enrollment (enrolled or dis-enrolled).</text:p>
      <text:p text:style-name="P18">9. Students will not be dis-enrolled automatically if they are not registered for a class.</text:p>
      <text:p text:style-name="P18">10. Students can take 0 to infinity number of classes.</text:p>
      <text:p text:style-name="P18">11. Courses will come from the most current Course Catalog.</text:p>
      <text:p text:style-name="P18">12. Each course will have a distinct course ID.</text:p>
      <text:p text:style-name="P18">13. Each course will have a Course Title.</text:p>
      <text:p text:style-name="P18">14. Each course will have a Description.</text:p>
      <text:p text:style-name="P18">18. The system must be able to manage up to 100 different courses at a time.</text:p>
      <text:p text:style-name="P18"><text:soft-page-break/>19. The system must be able to manage up to 50 different instructors.</text:p>
      <text:p text:style-name="P18">20. Each instructor will have a list of qualifications.</text:p>
      <text:p text:style-name="P18">21. Each instructor will have a UUID.</text:p>
      <text:p text:style-name="P18">22. Each instructor will have a name.</text:p>
      <text:p text:style-name="P18">23. Each instructor will have an address.</text:p>
      <text:p text:style-name="P18">24. Each instructor will have a phone number.</text:p>
      <text:p text:style-name="P18">25. Each instructor will have a field for extra information.</text:p>
      <text:p text:style-name="P18">26. Every student will have an academic record for each course they take.</text:p>
      <text:p text:style-name="P18">27. Every record will have a letter grade.</text:p>
      <text:p text:style-name="P18">28. Every record will have an option comments section that the instructor can write in.</text:p>
      <text:p text:style-name="P18">29. Each course can have prerequisite courses, but are not required to.</text:p>
      <text:p text:style-name="P18">30. Students cannot enlist in any course without first completing the prerequisite courses.</text:p>
      <text:p text:style-name="P18">31. In order to “complete” a course the student’s grade must be either A, B, C or D.</text:p>
      <text:p text:style-name="P18">32. The number of available seats for a course is dependent upon how many instructors are assigned to</text:p>
      <text:p text:style-name="P18"><text:tab/>the course and their capacity of seats to teach, delivered as a trip in the following format:</text:p>
      <text:p text:style-name="P18"><text:tab/><text:tab/><text:tab/>&lt;instructorID, courseID, capacity&gt;</text:p>
      <text:p text:style-name="P18">33. Students that request to join the course after all available seats are filled will be denied.</text:p>
      <text:p text:style-name="P18">34. Students may re-take a course only if they have previously earned a D or F in the course.</text:p>
      <text:p text:style-name="P18">35. There must be an ability to add each type of record.</text:p>
      <text:p text:style-name="P18">36. There must be an ability to remove each type of record.</text:p>
      <text:p text:style-name="P18">37. There must be an ability to modify each type of record.</text:p>
      <text:p text:style-name="P18">38. Instructors will have a teaching capacity amou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0:50:23.224367013</meta:creation-date>
    <dc:date>2016-10-15T20:44:40.306479821</dc:date>
    <meta:editing-duration>P3DT24M29S</meta:editing-duration>
    <meta:editing-cycles>12</meta:editing-cycles>
    <meta:generator>LibreOffice/5.1.3.2$Linux_X86_64 LibreOffice_project/10m0$Build-2</meta:generator>
    <meta:document-statistic meta:table-count="0" meta:image-count="0" meta:object-count="0" meta:page-count="2" meta:paragraph-count="68" meta:word-count="742" meta:character-count="4259" meta:non-whitespace-character-count="3577"/>
  </office:meta>
</office:document-meta>
</file>